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d531" officeooo:paragraph-rsid="0010d531"/>
    </style:style>
    <style:style style:name="P2" style:family="paragraph" style:parent-style-name="Standard">
      <style:text-properties officeooo:rsid="0010ff06" officeooo:paragraph-rsid="0010ff06"/>
    </style:style>
    <style:style style:name="P3" style:family="paragraph" style:parent-style-name="Standard" style:list-style-name="L1">
      <style:text-properties officeooo:rsid="0010d531" officeooo:paragraph-rsid="0010d531"/>
    </style:style>
    <style:style style:name="P4" style:family="paragraph" style:parent-style-name="Standard" style:list-style-name="L1">
      <style:text-properties officeooo:rsid="0010ff06" officeooo:paragraph-rsid="0010ff06"/>
    </style:style>
    <style:style style:name="T1" style:family="text">
      <style:text-properties officeooo:rsid="0010ff06"/>
    </style:style>
    <style:style style:name="T2" style:family="text">
      <style:text-properties style:text-position="super 58%" officeooo:rsid="0010ff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unal Mukherjee</text:p>
      <text:p text:style-name="P1">CS 470</text:p>
      <text:p text:style-name="P1">Dr. Deborah Hwang</text:p>
      <text:p text:style-name="P2">1/31/2019</text:p>
      <text:p text:style-name="P1"><text:s text:c="58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22:29:02.259274616</meta:creation-date>
    <dc:date>2018-01-31T23:22:06.506007322</dc:date>
    <meta:editing-duration>PT8M1S</meta:editing-duration>
    <meta:editing-cycles>2</meta:editing-cycles>
    <meta:generator>LibreOffice/5.4.2.2$Linux_X86_64 LibreOffice_project/40m0$Build-2</meta:generator>
    <meta:document-statistic meta:table-count="0" meta:image-count="0" meta:object-count="0" meta:page-count="1" meta:paragraph-count="5" meta:word-count="8" meta:character-count="105" meta:non-whitespace-character-count="43"/>
  </office:meta>
</office:document-meta>
</file>